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ssionContext.setValueOfNode( String path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SessionContext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essionContext.create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essionContext.setXML( String path , DocumentFragment frag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SessionContext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ssionContext.setNode( String path ,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essionContext.SimpleSessionContext( XPathProcessor xPathProcessor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ssionContext.setup( String value , String loadResource , String sav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ssionContext.loadXML( String path , Source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SessionContext.appendXML( String path , DocumentFragment frag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leSessionContext.streamXML( String path , ContentHandler contentHandler , LexicalHandler lexical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SessionContext.removeXML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SessionContext.getXML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SessionContext.saveXML( String path , Source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SessionContext.getAttribute( String key , Object defaul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ession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ssionContext.getValueOf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essionContext.getSingleNod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essionContext.getNodeList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